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A00000063F3B9C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Courier New2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Standard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Standard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3" style:family="paragraph" style:parent-style-name="Heading_20_1" style:list-style-name="WWNum1aaaaaaa">
      <style:paragraph-properties fo:margin-left="0cm" fo:margin-right="0cm" fo:line-height="107%" fo:text-indent="0cm" style:auto-text-indent="false" style:writing-mode="lr-tb"/>
      <style:text-properties officeooo:paragraph-rsid="00969120"/>
    </style:style>
    <style:style style:name="P4" style:family="paragraph" style:parent-style-name="Heading_20_1" style:list-style-name="WWNum1aaaaaaa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9d0fb4"/>
    </style:style>
    <style:style style:name="P6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a210f2"/>
    </style:style>
    <style:style style:name="P7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a210f2"/>
    </style:style>
    <style:style style:name="P8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67d41" officeooo:paragraph-rsid="009d0fb4"/>
    </style:style>
    <style:style style:name="P9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67d41" officeooo:paragraph-rsid="009f0b43"/>
    </style:style>
    <style:style style:name="P10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paragraph-rsid="006a25b6"/>
    </style:style>
    <style:style style:name="P11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9d0fb4" officeooo:paragraph-rsid="009d0fb4"/>
    </style:style>
    <style:style style:name="P12" style:family="paragraph" style:parent-style-name="List_20_Paragraph">
      <style:paragraph-properties style:writing-mode="lr-tb">
        <style:tab-stops>
          <style:tab-stop style:position="25.083cm" style:type="right"/>
        </style:tab-stops>
      </style:paragraph-properties>
      <style:text-properties officeooo:rsid="009d0fb4" officeooo:paragraph-rsid="009d0fb4"/>
    </style:style>
    <style:style style:name="P13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71e75" officeooo:paragraph-rsid="00a0e0cd"/>
    </style:style>
    <style:style style:name="P14" style:family="paragraph" style:parent-style-name="Standard" style:list-style-name="WWNum1aaaaaaa">
      <style:paragraph-properties fo:margin-left="0cm" fo:margin-right="0cm" fo:line-height="107%" fo:text-indent="0cm" style:auto-text-indent="false" style:writing-mode="lr-tb"/>
      <style:text-properties officeooo:paragraph-rsid="00969120"/>
    </style:style>
    <style:style style:name="P15" style:family="paragraph" style:parent-style-name="Standard" style:list-style-name="WWNum1aaaaaaa">
      <style:paragraph-properties fo:line-height="107%" style:writing-mode="lr-tb"/>
      <style:text-properties officeooo:paragraph-rsid="009c49f1"/>
    </style:style>
    <style:style style:name="P16" style:family="paragraph" style:parent-style-name="Standard" style:list-style-name="WWNum1aaaaaaa">
      <style:paragraph-properties fo:line-height="107%" style:writing-mode="lr-tb"/>
      <style:text-properties officeooo:paragraph-rsid="00a0e0cd"/>
    </style:style>
    <style:style style:name="P17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fo:language="de" fo:country="D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3f991f"/>
    </style:style>
    <style:style style:name="T4" style:family="text">
      <style:text-properties fo:color="#000000" loext:opacity="100%" fo:font-weight="normal" style:language-asian="de" style:country-asian="AT" style:font-weight-asian="normal" style:font-weight-complex="normal"/>
    </style:style>
    <style:style style:name="T5" style:family="text">
      <style:text-properties fo:color="#000000" loext:opacity="100%" fo:font-weight="normal" officeooo:rsid="006b78aa" style:language-asian="de" style:country-asian="AT" style:font-weight-asian="normal" style:font-weight-complex="normal"/>
    </style:style>
    <style:style style:name="T6" style:family="text">
      <style:text-properties fo:color="#000000" loext:opacity="100%" fo:font-weight="normal" officeooo:rsid="006feb07" style:language-asian="de" style:country-asian="AT" style:font-weight-asian="normal" style:font-weight-complex="normal"/>
    </style:style>
    <style:style style:name="T7" style:family="text">
      <style:text-properties fo:color="#000000" loext:opacity="100%" fo:font-weight="normal" officeooo:rsid="006a25b6" style:language-asian="de" style:country-asian="AT" style:font-weight-asian="normal" style:font-weight-complex="normal"/>
    </style:style>
    <style:style style:name="T8" style:family="text">
      <style:text-properties fo:color="#000000" loext:opacity="100%" fo:font-weight="normal" officeooo:rsid="009d0fb4" style:language-asian="de" style:country-asian="AT" style:font-weight-asian="normal" style:font-weight-complex="normal"/>
    </style:style>
    <style:style style:name="T9" style:family="text">
      <style:text-properties fo:color="#000000" loext:opacity="100%" fo:font-weight="normal" officeooo:rsid="009f0b43" style:language-asian="de" style:country-asian="AT" style:font-weight-asian="normal" style:font-weight-complex="normal"/>
    </style:style>
    <style:style style:name="T10" style:family="text">
      <style:text-properties fo:color="#000000" loext:opacity="100%" fo:font-weight="normal" officeooo:rsid="0088c0ef" style:language-asian="de" style:country-asian="AT" style:font-weight-asian="normal" style:font-weight-complex="normal"/>
    </style:style>
    <style:style style:name="T11" style:family="text">
      <style:text-properties fo:color="#000000" loext:opacity="100%" style:language-asian="de" style:country-asian="AT"/>
    </style:style>
    <style:style style:name="T12" style:family="text">
      <style:text-properties fo:color="#000000" loext:opacity="100%" officeooo:rsid="009d4e8f" style:language-asian="de" style:country-asian="AT"/>
    </style:style>
    <style:style style:name="T13" style:family="text">
      <style:text-properties fo:color="#000000" loext:opacity="100%" officeooo:rsid="005ea03c"/>
    </style:style>
    <style:style style:name="T14" style:family="text">
      <style:text-properties fo:color="#000000" loext:opacity="100%" officeooo:rsid="00a0e0cd"/>
    </style:style>
    <style:style style:name="T15" style:family="text">
      <style:text-properties style:language-asian="de" style:country-asian="AT"/>
    </style:style>
    <style:style style:name="T16" style:family="text">
      <style:text-properties officeooo:rsid="0067d831"/>
    </style:style>
    <style:style style:name="T17" style:family="text">
      <style:text-properties officeooo:rsid="00943522"/>
    </style:style>
    <style:style style:name="T18" style:family="text">
      <style:text-properties officeooo:rsid="00a210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: <text:span text:style-name="T16">GIT / GITLAB / GITHUB </text:span><text:span text:style-name="T17">Teil </text:span><text:span text:style-name="T18">2</text:span></text:h>
      <text:list text:style-name="WWNum1aaaaaaa">
        <text:list-header>
          <text:h text:style-name="P3" text:outline-level="1" loext:marker-style-name="T2"><text:span text:style-name="T3"/></text:h>
          <text:h text:style-name="P3" text:outline-level="1" loext:marker-style-name="T2"><text:span text:style-name="T3">T</text:span><text:span text:style-name="T13">heorie</text:span></text:h>
          <text:p text:style-name="P14">Beantworte folgende Fragen:</text:p>
        </text:list-header>
        <text:list-item>
          <text:p text:style-name="P15" loext:marker-style-name="T2"><text:span text:style-name="T2">Wie würdest du die Hauptunterschiede zwischen Branching und Merging in Git erklären, und warum sind diese Konzepte für die Zusammenarbeit in der Softwareentwicklung wichtig?</text:span></text:p>
        </text:list-item>
        <text:list-item>
          <text:p text:style-name="P15" loext:marker-style-name="T2"><text:span text:style-name="T2">Welche Herausforderungen können beim Mergen von Branches in Git auftreten und wie kann man diese lösen?</text:span></text:p>
        </text:list-item>
        <text:list-item>
          <text:p text:style-name="P15" loext:marker-style-name="T2"><text:span text:style-name="T2">Worin unterscheidet sich Forking von Branching, und in welchen Situationen würdest du welche Methode bevorzugen?</text:span></text:p>
        </text:list-item>
        <text:list-item>
          <text:p text:style-name="P15" loext:marker-style-name="T2"><text:span text:style-name="T2">Welche Vorteile bieten Pull Requests in der Teamarbeit mit Git, und wie tragen sie zur Verbesserung der Codequalität bei?</text:span></text:p>
        </text:list-item>
        <text:list-item>
          <text:p text:style-name="P16" loext:marker-style-name="T2"><text:span text:style-name="T14">Erkläre einen typischen Git-Workflow in einem Team von Softwareentwickler*innen. </text:span></text:p>
          <text:h text:style-name="P4" text:outline-level="1" loext:marker-style-name="T2"><text:span text:style-name="T2">Praxis</text:span></text:h>
        </text:list-item>
      </text:list>
      <text:p text:style-name="P17" loext:marker-style-name="T2"><text:span text:style-name="T2"/></text:p>
      <text:list text:style-name="L1">
        <text:list-item>
          <text:p text:style-name="P10" loext:marker-style-name="T15"><text:span text:style-name="T7">Navigiere in deinem Terminal zu dem Verzeichnis, in dem du dein Git-Repository erstellen möchtest </text:span><text:span text:style-name="T5">und initialisiere ein Git-Repository. </text:span></text:p>
          <text:list>
            <text:list-item>
              <text:list>
                <text:list-header>
                  <text:p text:style-name="P5" loext:marker-style-name="T15"><text:span text:style-name="T5">[Screenshot]</text:span></text:p>
                  <text:p text:style-name="P5" loext:marker-style-name="T15"><text:span text:style-name="T5"/></text:p>
                </text:list-header>
              </text:list>
            </text:list-item>
          </text:list>
        </text:list-item>
        <text:list-item>
          <text:p text:style-name="P11" loext:marker-style-name="T15"><text:span text:style-name="T5">E</text:span><text:span text:style-name="T4">rstelle eine einfache GUI-Applikation in Python, mit der du verschiedene Währungen (Euro, Yen, Schwedische Kronen, …) umrechnen kannst. <text:line-break/>Teste die GUI, erstelle einen commit für diese Version und lade das Repository auf Github. </text:span></text:p>
          <text:p text:style-name="P5" loext:marker-style-name="T15"><text:span text:style-name="T4">[Screenshot]</text:span><text:span text:style-name="T8"><text:tab/></text:span></text:p>
        </text:list-item>
      </text:list>
      <text:p text:style-name="P12" loext:marker-style-name="T15"><text:span text:style-name="T4"/></text:p>
      <text:list text:continue-numbering="true" text:style-name="L1">
        <text:list-item>
          <text:p text:style-name="P8" loext:marker-style-name="T15"><text:span text:style-name="T11">Erstelle einen neuen branch </text:span><text:span text:style-name="T12">feature/multi-language-support. Erweitere dein Programm so, dass beim Klick auf einen Button die Sprache in allen Widgets der GUI geändert wird. </text:span></text:p>
          <text:p text:style-name="P5" loext:marker-style-name="T15"><text:span text:style-name="T6">[Screenshot]</text:span></text:p>
          <text:p text:style-name="P5" loext:marker-style-name="T15"><text:span text:style-name="T6"/></text:p>
        </text:list-item>
        <text:list-item>
          <text:p text:style-name="P9" loext:marker-style-name="T15"><text:span text:style-name="T4">Erstelle einen fork des Repositories deiner Sitznachbarin, erweitere die Version deiner Sitznachbarin um ein </text:span><text:span text:style-name="T9">Feature deiner Wahl. </text:span><text:span text:style-name="T4">Teste das Programm und erstelle einen pull request, sobald du zufrieden bist. </text:span></text:p>
          <text:p text:style-name="P6" loext:marker-style-name="T15"><text:span text:style-name="T6">[Screenshot]</text:span></text:p>
        </text:list-item>
      </text:list>
      <text:p text:style-name="P7" loext:marker-style-name="T15"><text:span text:style-name="T6"/></text:p>
      <text:list text:continue-numbering="true" text:style-name="L1">
        <text:list-item>
          <text:p text:style-name="P13" loext:marker-style-name="T15"><text:span text:style-name="T4">Nimm Änderungen, die jemand anderer aus der Klasse an deinem Repository durchführt, durch Akzeptieren eines pull requests in deine main-branch auf. </text:span><text:span text:style-name="T10">Achtung: Überprüfe vorher gewissenhaft, welche Änderungen durchgeführt werden und ob du diese wirklich akzeptieren willst. </text:span></text:p>
          <text:p text:style-name="P6" loext:marker-style-name="T15"><text:span text:style-name="T6">[Screenshot]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Courier New2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Standard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Standard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de" fo:country="AT" style:font-name-asian="Cambria Math" style:font-family-asian="'Cambria Math'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de" style:family="paragraph" style:next-style-name="Standard">
      <style:paragraph-properties fo:margin-left="2cm" fo:margin-top="0cm" fo:margin-bottom="0cm" style:contextual-spacing="false" fo:line-height="100%" fo:keep-together="always"/>
      <style:text-properties style:font-name="Courier New1" fo:font-family="'Courier New'" style:font-family-generic="swiss" style:font-pitch="variable" fo:font-size="10pt" style:font-size-asian="10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/>
    <style:style style:name="ListLabel_20_21" style:display-name="ListLabel 2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/>
    <style:style style:name="ListLabel_20_39" style:display-name="ListLabel 3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/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Code_20_Zchn" style:display-name="Code Zchn" style:family="text">
      <style:text-properties style:font-name="Courier New1" fo:font-family="'Courier New'" style:font-family-generic="swiss" style:font-pitch="variable" fo:font-size="11pt" fo:language="de" fo:country="DE" style:font-size-asian="11pt" style:language-asian="en" style:country-asian="US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/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Grafik 1" text:anchor-type="paragraph" svg:x="10.636cm" svg:y="-0.159cm" svg:width="7.066cm" style:rel-width="scale" svg:height="1.379cm" style:rel-height="scale" draw:z-index="0"><draw:image xlink:href="Pictures/10000000000001FA00000063F3B9C76D.png" xlink:type="simple" xlink:show="embed" xlink:actuate="onLoad" draw:mime-type="image/png"/><svg:desc>Competence Centre HTL Anichstraße - CCA - HTL Anichstraße</svg:desc></draw:frame></text:p>
      </style:header>
      <style:footer>
        <text:p text:style-name="MP1"><text:span text:style-name="Absatz-Standardschriftart"><text:span text:style-name="MT1"><text:page-number text:select-page="current">1</text:page-number></text:span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Patrick Korber</meta:initial-creator>
    <meta:creation-date>2023-10-24T14:19:00Z</meta:creation-date>
    <dc:date>2025-02-20T15:44:50.359627043</dc:date>
    <meta:editing-cycles>157</meta:editing-cycles>
    <meta:editing-duration>PT19H42M25S</meta:editing-duration>
    <meta:document-statistic meta:table-count="0" meta:image-count="1" meta:object-count="0" meta:page-count="1" meta:paragraph-count="21" meta:word-count="256" meta:character-count="1760" meta:non-whitespace-character-count="1530"/>
    <meta:template xlink:type="simple" xlink:actuate="onRequest" xlink:title="" xlink:href="Normal.dotm"/>
  </office:meta>
</office:document-meta>
</file>